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2" svg:font-family="'DejaVu Math TeX Gyre'" style:font-adornments="Regular"/>
    <style:font-face style:name="AR PL SungtiL GB1" svg:font-family="'AR PL SungtiL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65cm" fo:min-width="9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2pt"/>
    </style:style>
    <style:style style:name="P3" style:family="paragraph">
      <loext:graphic-properties draw:fill="none"/>
      <style:paragraph-properties fo:text-align="center"/>
      <style:text-properties style:font-name="DejaVu Math TeX Gyre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2pt"/>
    </style:style>
    <style:style style:name="T2" style:family="text">
      <style:text-properties style:font-name="DejaVu Math TeX Gyre2" fo:font-size="12pt" style:font-name-asian="DejaVu Math TeX Gyre2" style:font-size-asian="12pt" style:font-name-complex="DejaVu Math TeX Gyre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7cm" svg:y="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6cm">
          <text:p text:style-name="P1"><text:span text:style-name="T1">B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1cm" svg:x="10cm" svg:y="6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1cm" svg:y="6cm">
          <text:p text:style-name="P1"><text:span text:style-name="T1">B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cm" svg:y="6cm">
          <text:p text:style-name="P1"><text:span text:style-name="T1">B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13cm" svg:y="6cm">
          <text:p text:style-name="P1"><text:span text:style-name="T1">B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4cm" svg:height="0.4cm" svg:x="10.3cm" svg:y="8.3cm">
          <text:p text:style-name="P1"><text:span text:style-name="T2">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5cm" svg:y1="7cm" svg:x2="10.5cm" svg:y2="8.3cm" draw:start-shape="id1" draw:start-glue-point="2" draw:end-shape="id2" draw:end-glue-point="4" svg:d="M10500 7000v1300" svg:viewBox="0 0 1 1301">
          <text:p/>
        </draw:connector>
        <draw:connector draw:style-name="gr3" draw:text-style-name="P1" draw:layer="layout" draw:line-skew="0.499cm" svg:x1="14cm" svg:y1="6.5cm" svg:x2="10.7cm" svg:y2="8.5cm" draw:start-shape="id3" draw:start-glue-point="1" draw:end-shape="id2" draw:end-glue-point="10" svg:d="M14000 6500h1000v2000h-4300" svg:viewBox="0 0 4301 2001">
          <text:p/>
        </draw:connector>
        <draw:connector draw:style-name="gr3" draw:text-style-name="P1" draw:layer="layout" draw:line-skew="-0.499cm" svg:x1="10.3cm" svg:y1="8.5cm" svg:x2="7cm" svg:y2="6.5cm" draw:start-shape="id2" draw:start-glue-point="6" draw:end-shape="id4" draw:end-glue-point="3" svg:d="M10300 8500h-4300v-2000h1000" svg:viewBox="0 0 4301 2001">
          <text:p/>
        </draw:connector>
        <draw:connector draw:style-name="gr3" draw:text-style-name="P1" draw:layer="layout" svg:x1="14cm" svg:y1="6.5cm" svg:x2="16cm" svg:y2="6.5cm" draw:start-shape="id3" draw:start-glue-point="1" svg:d="M14000 6500h2000" svg:viewBox="0 0 2001 1">
          <text:p/>
        </draw:connector>
        <draw:custom-shape draw:style-name="gr4" draw:text-style-name="P4" draw:layer="layout" svg:width="10.2cm" svg:height="2.9cm" svg:x="5.9cm" svg:y="5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2" svg:font-family="'DejaVu Math TeX Gyre'" style:font-adornments="Regular"/>
    <style:font-face style:name="AR PL SungtiL GB1" svg:font-family="'AR PL SungtiL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6T19:13:36.396067080</meta:creation-date>
    <dc:date>2020-09-26T19:24:54.189493850</dc:date>
    <meta:editing-duration>PT9M51S</meta:editing-duration>
    <meta:editing-cycles>3</meta:editing-cycles>
    <meta:generator>LibreOffice/5.2.7.2$Linux_X86_64 LibreOffice_project/20m0$Build-2</meta:generator>
    <meta:document-statistic meta:object-count="13"/>
  </office:meta>
</office:document-meta>
</file>